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table:number-columns-repeated="4"/>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table:number-columns-repeated="4"/>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table:number-columns-repeated="4"/>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table:number-columns-repeated="4"/>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table:number-columns-repeated="2"/>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21:58:58.285648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23:38:39.137061786</dc:date>
    <meta:editing-duration>P2DT15H15M36S</meta:editing-duration>
    <meta:editing-cycles>174</meta:editing-cycles>
    <meta:generator>LibreOffice/6.3.4.2.0$Linux_X86_64 LibreOffice_project/30$Build-2</meta:generator>
    <meta:document-statistic meta:table-count="1" meta:cell-count="2178" meta:object-count="0"/>
  </office:meta>
</office:document-meta>
</file>